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i>n</mi>
      </msub>
      <mrow>
        <mi/>
        <mo stretchy="false">=</mo>
        <mrow>
          <mi/>
          <mo stretchy="false">−</mo>
          <mfrac>
            <msub>
              <mi>E</mi>
              <mtext>R</mtext>
            </msub>
            <msup>
              <mi>n</mi>
              <mn>2</mn>
            </msup>
          </mfrac>
        </mrow>
      </mrow>
      <mi/>
      <mtext> ; </mtext>
      <mi/>
      <mi>n</mi>
      <mrow>
        <mi/>
        <mo stretchy="false">=</mo>
        <mi/>
      </mrow>
      <mn>1,2</mn>
      <mn>,3</mn>
      <mi>,</mi>
      <mo stretchy="false">…</mo>
    </mrow>
    <annotation encoding="StarMath 5.0">E_n `=` - E_"R" over n^2 `" ; "~ n`=` 1,2,3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45:09.633000000</meta:creation-date>
    <meta:generator>LibreOffice/4.1.4.2$Windows_x86 LibreOffice_project/0a0440ccc0227ad9829de5f46be37cfb6edcf72</meta:generator>
  </office:meta>
</office:document-meta>
</file>